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StackFormatterTest.onSuite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tackFormatterTest.onRun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tackFormatterTest.onSuite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tackFormatterTest.onTest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tackFormatterTest.testFilt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tackFormatterTest.onTestFailure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tackFormatterTest.onTestError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tackFormatterTest.init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tackFormatterTest.FilterStackFormatterTes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tackFormatt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ilterStackFormatterTest.onRun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tackFormatterTest.onTest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terStackFormatterTest.onRunStopp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